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ques</text:h>
      <text:h text:style-name="Heading_20_2" text:outline-level="2">Body</text:h>
      <text:p text:style-name="P1">Balance</text:p>
      <text:p text:style-name="P1">Bat Hang</text:p>
      <text:p text:style-name="P1">Bridging</text:p>
      <text:p text:style-name="P1">Chimneying</text:p>
      <text:p text:style-name="P1">Dead-Pointing</text:p>
      <text:p text:style-name="P1">Drop-Knee</text:p>
      <text:p text:style-name="P1">Dyno</text:p>
      <text:p text:style-name="P1">Flagging</text:p>
      <text:p text:style-name="P1">Inner Flagging</text:p>
      <text:p text:style-name="P1">Layback</text:p>
      <text:p text:style-name="P1">Mantleshelf</text:p>
      <text:p text:style-name="P1">No Hands on Slab</text:p>
      <text:p text:style-name="P1">Outer Flagging</text:p>
      <text:p text:style-name="P1">Resting Whilst Climbing</text:p>
      <text:p text:style-name="P1">Rock-Over</text:p>
      <text:p text:style-name="P1">Straight Arms</text:p>
      <text:h text:style-name="Heading_20_2" text:outline-level="2">Feet</text:h>
      <text:p text:style-name="P1">Basic foot placement</text:p>
      <text:p text:style-name="P1">Foot Swap</text:p>
      <text:p text:style-name="P1">Frogging</text:p>
      <text:p text:style-name="P1">Heel</text:p>
      <text:p text:style-name="P1">Heel Hook</text:p>
      <text:p text:style-name="P1">Inside Edging</text:p>
      <text:p text:style-name="P1">Inside/Outside Edging</text:p>
      <text:p text:style-name="P1">Outside Edging</text:p>
      <text:p text:style-name="P1">Silent Feet</text:p>
      <text:p text:style-name="P1">Smearing</text:p>
      <text:p text:style-name="P1">Step-Through</text:p>
      <text:p text:style-name="P1">Toe Hook</text:p>
      <text:h text:style-name="Heading_20_2" text:outline-level="2">Hand</text:h>
      <text:p text:style-name="P1">Closed Crimp</text:p>
      <text:p text:style-name="P1">Crimp</text:p>
      <text:p text:style-name="P1">Cross-Through</text:p>
      <text:p text:style-name="P1">Gaston</text:p>
      <text:p text:style-name="P1">Half Crimp</text:p>
      <text:p text:style-name="P1">Matching</text:p>
      <text:p text:style-name="P1">Open Crimp</text:p>
      <text:p text:style-name="P1">Open-Hand</text:p>
      <text:p text:style-name="P1">Palming</text:p>
      <text:p text:style-name="P1">Pinching</text:p>
      <text:p text:style-name="P1">Side-pull</text:p>
      <text:p text:style-name="P1">Sticky Hands</text:p>
      <text:p text:style-name="P1">Undercut</text:p>
      <text:h text:style-name="Heading_20_2" text:outline-level="2">Jamming</text:h>
      <text:p text:style-name="P1">Fist Jam</text:p>
      <text:p text:style-name="P1">Foot Jam</text:p>
      <text:p text:style-name="P1">Hand Jam</text:p>
      <text:p text:style-name="P1">Knee 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2cm" style:color="#000000" style:height="100%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50" meta:word-count="76" meta:character-count="489"/>
    <dc:date>2011-07-29T21:14:42</dc:date>
    <dc:creator>Richard Russon</dc:creator>
    <meta:generator>LibreOffice/3.3$Unix LibreOffice_project/330m19$Build-301</meta:generator>
  </office:meta>
</office:document-meta>
</file>